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66300002A2C4FA19A0A.svm"/>
  <manifest:file-entry manifest:media-type="" manifest:full-path="Pictures/20000007000047370000110F0BD1C722.svm"/>
  <manifest:file-entry manifest:media-type="" manifest:full-path="Pictures/200000070000466300001267AA1D650D.svm"/>
  <manifest:file-entry manifest:media-type="" manifest:full-path="Pictures/200000070000473700002A2CED7D4FFC.svm"/>
  <manifest:file-entry manifest:media-type="" manifest:full-path="Pictures/200000070000473700002A2CCB45416C.svm"/>
  <manifest:file-entry manifest:media-type="" manifest:full-path="Pictures/20000007000046980000200B302DFF1F.svm"/>
  <manifest:file-entry manifest:media-type="" manifest:full-path="Pictures/20000007000044BC00001F374C1536BE.svm"/>
  <manifest:file-entry manifest:media-type="" manifest:full-path="Pictures/200000070000466300002A12FAA4DE4B.svm"/>
  <manifest:file-entry manifest:media-type="" manifest:full-path="Pictures/2000000700004663000018B579EE2AC5.svm"/>
  <manifest:file-entry manifest:media-type="" manifest:full-path="Pictures/200000070000328B00002A121D9AA909.svm"/>
  <manifest:file-entry manifest:media-type="" manifest:full-path="Pictures/20000007000045C400001FA1A7AA33AE.svm"/>
  <manifest:file-entry manifest:media-type="" manifest:full-path="Pictures/20000007000045C400001E64AC2A2F08.svm"/>
  <manifest:file-entry manifest:media-type="" manifest:full-path="Pictures/200000070000467E00002A2C5D35BD02.svm"/>
  <manifest:file-entry manifest:media-type="" manifest:full-path="Pictures/200000070000458F000020DF07D980FD.svm"/>
  <manifest:file-entry manifest:media-type="" manifest:full-path="Pictures/200000070000467E00002026D923FD0C.svm"/>
  <manifest:file-entry manifest:media-type="" manifest:full-path="Pictures/200000070000464900001F52B550DE5C.svm"/>
  <manifest:file-entry manifest:media-type="" manifest:full-path="Pictures/20000007000045C400001FD63297FB03.svm"/>
  <manifest:file-entry manifest:media-type="" manifest:full-path="Pictures/20000007000045AA00001E64F996D5CF.svm"/>
  <manifest:file-entry manifest:media-type="" manifest:full-path="Pictures/200000070000471C00001816A968C74E.svm"/>
  <manifest:file-entry manifest:media-type="" manifest:full-path="Pictures/20000007000045AA00001F37533272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mbria" fo:font-size="13pt" fo:font-style="italic" fo:font-weight="bold" style:font-size-asian="13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Cambria" fo:font-size="13pt" fo:font-style="normal" fo:font-weight="bold" style:font-size-asian="13pt" style:font-style-asian="normal" style:font-weight-asian="bold" style:font-size-complex="13pt" style:font-style-complex="normal" style:font-weight-complex="bold"/>
    </style:style>
    <style:style style:name="P3" style:family="paragraph" style:parent-style-name="Standard">
      <style:paragraph-properties fo:text-align="justify" style:justify-single-word="false"/>
      <style:text-properties style:font-name="Cambria" fo:font-size="11pt"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Cambria"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center" style:justify-single-word="false"/>
      <style:text-properties style:font-name="Cambria"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text-align="center" style:justify-single-word="false">
        <style:tab-stops>
          <style:tab-stop style:position="2.6252in"/>
        </style:tab-stops>
      </style:paragraph-properties>
      <style:text-properties style:font-name="Cambria"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properties style:font-name="Cambria"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style:font-name="Cambria"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Cambria" fo:font-size="15pt" fo:font-style="normal" fo:font-weight="bold" style:font-size-asian="15pt" style:font-style-asian="normal" style:font-weight-asian="bold" style:font-size-complex="15pt" style:font-style-complex="normal" style:font-weight-complex="bold"/>
    </style:style>
    <style:style style:name="P10" style:family="paragraph" style:parent-style-name="Standard">
      <style:paragraph-properties fo:text-align="justify" style:justify-single-word="false"/>
      <style:text-properties style:font-name="Cambria" fo:font-size="20pt" style:text-underline-style="none" fo:font-weight="bold" style:font-size-asian="20pt" style:font-weight-asian="bold" style:font-size-complex="20pt" style:font-weight-complex="bold"/>
    </style:style>
    <style:style style:name="P11" style:family="paragraph" style:parent-style-name="Standard">
      <style:paragraph-properties fo:text-align="justify" style:justify-single-word="false"/>
      <style:text-properties style:font-name="Cambri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list-style-name="L1">
      <style:paragraph-properties fo:text-align="justify" style:justify-single-word="false"/>
      <style:text-properties style:font-name="Cambri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center" style:justify-single-word="false"/>
      <style:text-properties style:font-name="Cambria"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center" style:justify-single-word="false"/>
      <style:text-properties style:font-name="Cambria" fo:font-size="11pt" fo:font-style="italic" fo:font-weight="normal" style:font-size-asian="11pt" style:font-style-asian="italic" style:font-weight-asian="normal" style:font-size-complex="11pt" style:font-style-complex="italic" style:font-weight-complex="normal"/>
    </style:style>
    <style:style style:name="P15" style:family="paragraph" style:parent-style-name="Standard" style:list-style-name="L1">
      <style:paragraph-properties fo:text-align="center" style:justify-single-word="false"/>
      <style:text-properties style:font-name="Cambria"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Standard" style:list-style-name="L2">
      <style:text-properties style:font-name="Cambria" fo:font-size="11pt" style:font-size-asian="11pt" style:font-size-complex="11pt"/>
    </style:style>
    <style:style style:name="P17" style:family="paragraph" style:parent-style-name="Standard" style:list-style-name="L3">
      <style:text-properties style:font-name="Cambria" fo:font-size="11pt" style:font-size-asian="11pt" style:font-size-complex="11pt"/>
    </style:style>
    <style:style style:name="P18" style:family="paragraph" style:parent-style-name="Standard" style:list-style-name="L4">
      <style:text-properties style:font-name="Cambria" fo:font-size="11pt" style:font-size-asian="11pt" style:font-size-complex="11pt"/>
    </style:style>
    <style:style style:name="P19" style:family="paragraph" style:parent-style-name="Standard" style:list-style-name="L5">
      <style:text-properties style:font-name="Cambria" fo:font-size="11pt" style:font-size-asian="11pt" style:font-size-complex="11pt"/>
    </style:style>
    <style:style style:name="P20" style:family="paragraph" style:parent-style-name="Standard" style:list-style-name="L6">
      <style:text-properties style:font-name="Cambria" fo:font-size="11pt" style:font-size-asian="11pt" style:font-size-complex="11pt"/>
    </style:style>
    <style:style style:name="P21" style:family="paragraph" style:parent-style-name="Standard" style:list-style-name="L7">
      <style:text-properties style:font-name="Cambria" fo:font-size="11pt" style:font-size-asian="11pt" style:font-size-complex="11pt"/>
    </style:style>
    <style:style style:name="P22" style:family="paragraph" style:parent-style-name="Standard">
      <style:paragraph-properties fo:text-align="justify" style:justify-single-word="false"/>
      <style:text-properties style:font-name="Cambria" fo:font-size="13pt" fo:font-style="normal" fo:font-weight="bold" style:font-size-asian="13pt" style:font-style-asian="normal" style:font-weight-asian="bold" style:font-size-complex="13pt" style:font-style-complex="normal" style:font-weight-complex="bold"/>
    </style:style>
    <style:style style:name="P23" style:family="paragraph" style:parent-style-name="Standard">
      <style:paragraph-properties fo:text-align="justify" style:justify-single-word="false"/>
      <style:text-properties style:font-name="Cambria"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Standard" style:list-style-name="L1">
      <style:paragraph-properties fo:text-align="justify" style:justify-single-word="false"/>
      <style:text-properties style:font-name="Cambria"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3pt" fo:font-style="normal" style:font-size-asian="13pt" style:font-style-asian="normal" style:font-size-complex="13pt" style:font-style-complex="normal"/>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er Guide:</text:p>
      <text:p text:style-name="P3"/>
      <text:p text:style-name="P9">Introduction:</text:p>
      <text:p text:style-name="P7"><text:tab/>Log onto OpenMRS with your corresponding username and password. Passwords are case-sensitive. Once logged in, you can search or create a patient using the tab 'Find/Create Patient'. Once you have selected the patient, their profile will appear.</text:p>
      <text:p text:style-name="P7"/>
      <text:p text:style-name="P9">Patient Profile</text:p>
      <text:p text:style-name="P7"><text:tab/>Patient profile has several tabs – Overview, Regimens, Visits, Demographics, Graphs, Form Entry, Example, Vitals, and Notes. <text:s/>There is also a patient summary link and underneath are any alerts that a physician may need to be aware about the patient (Figure 1).</text:p>
      <text:p text:style-name="P7"/>
      <text:p text:style-name="P6"><draw:frame draw:style-name="fr1" draw:name="graphics1" text:anchor-type="paragraph" svg:width="6.9681in" svg:height="3.1937in" draw:z-index="0"><draw:image xlink:href="Pictures/20000007000046980000200B302DFF1F.svm" xlink:type="simple" xlink:show="embed" xlink:actuate="onLoad"/></draw:frame>Figure 1: Patient profile<text:span text:style-name="T1">.</text:span></text:p>
      <text:p text:style-name="P7"/>
      <text:p text:style-name="P2">Form Entry:</text:p>
      <text:p text:style-name="P7"><text:tab/>There are four different forms available – Vitals, Viral, Hemoglobin, and CD4 (Figure 2.1 – 2.4). Viral, Hemoglobin, and CD4 are for lab results. The encounter details must be filled along with the data entry. The Vitals form is an assessment of the current condition of the patient. Once the form is completed, press “Enter Form” and all information will be saved. </text:p>
      <text:p text:style-name="P7"><text:tab/>The forms from the last three encounters are available for viewing; for a more complete listing, check “Visits” 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5"><draw:frame draw:style-name="fr2" draw:name="graphics3" text:anchor-type="paragraph" svg:width="6.9252in" svg:height="3.102in" draw:z-index="1"><draw:image xlink:href="Pictures/20000007000045AA00001F3753327255.svm" xlink:type="simple" xlink:show="embed" xlink:actuate="onLoad"/></draw:frame>Figure 2.1: Vitals form.</text:p>
      <text:p text:style-name="P5"/>
      <text:p text:style-name="P5"/>
      <text:p text:style-name="P5"/>
      <text:p text:style-name="P5"/>
      <text:p text:style-name="P5"/>
      <text:p text:style-name="P5"><draw:frame draw:style-name="fr3" draw:name="graphics4" text:anchor-type="paragraph" svg:x="0in" svg:y="0in" svg:width="6.9252in" svg:height="3.0165in" draw:z-index="2"><draw:image xlink:href="Pictures/20000007000045C400001E64AC2A2F08.svm" xlink:type="simple" xlink:show="embed" xlink:actuate="onLoad"/></draw:frame>Figure 2.2: Viral form.</text:p>
      <text:p text:style-name="P5"/>
      <text:p text:style-name="P5"/>
      <text:p text:style-name="P5"/>
      <text:p text:style-name="P5"><draw:frame draw:style-name="fr3" draw:name="graphics5" text:anchor-type="paragraph" svg:x="0in" svg:y="0.1146in" svg:width="6.9252in" svg:height="3.0209in" draw:z-index="3"><draw:image xlink:href="Pictures/20000007000045AA00001E64F996D5CF.svm" xlink:type="simple" xlink:show="embed" xlink:actuate="onLoad"/></draw:frame><text:soft-page-break/>Figure 2.3: Hemoglobin form.</text:p>
      <text:p text:style-name="P8"/>
      <text:p text:style-name="P5"/>
      <text:p text:style-name="P5"/>
      <text:p text:style-name="P7"/>
      <text:p text:style-name="P5"><draw:frame draw:style-name="fr4" draw:name="graphics2" text:anchor-type="paragraph" svg:width="6.9252in" svg:height="3.0854in" draw:z-index="4"><draw:image xlink:href="Pictures/200000070000464900001F52B550DE5C.svm" xlink:type="simple" xlink:show="embed" xlink:actuate="onLoad"/></draw:frame>Figure 2.4: CD4 form<text:span text:style-name="T1">.</text:span></text:p>
      <text:p text:style-name="P7"/>
      <text:p text:style-name="P7"/>
      <text:p text:style-name="P7"/>
      <text:p text:style-name="P7"/>
      <text:p text:style-name="P7"/>
      <text:p text:style-name="P7"/>
      <text:p text:style-name="P7"/>
      <text:p text:style-name="P7"/>
      <text:p text:style-name="P7"/>
      <text:p text:style-name="P7"/>
      <text:p text:style-name="P7"/>
      <text:p text:style-name="P1"><text:soft-page-break/><text:span text:style-name="T1">Vitals Tab</text:span><text:span text:style-name="T2">:</text:span></text:p>
      <text:p text:style-name="P7"><text:tab/>Displays the weight, systolic blood pressure, diastolic blood pressure, and temperature of the patient based the latest encounter without having to pull out the form(Figure 3).</text:p>
      <text:p text:style-name="P7"/>
      <text:p text:style-name="P7"/>
      <text:p text:style-name="P5"><draw:frame draw:style-name="fr5" draw:name="graphics6" text:anchor-type="paragraph" svg:width="6.9252in" svg:height="3.1575in" draw:z-index="5"><draw:image xlink:href="Pictures/200000070000467E00002026D923FD0C.svm" xlink:type="simple" xlink:show="embed" xlink:actuate="onLoad"/></draw:frame>Figure 3: Vitals tab displays weight, blood pressure, temperature based on latest encounter.</text:p>
      <text:p text:style-name="P7"/>
      <text:p text:style-name="P1"><text:span text:style-name="T1">Patient Summary</text:span><text:span text:style-name="T2">:</text:span></text:p>
      <text:p text:style-name="P7"><text:tab/>Includes allergies, all ART regimen drugs, who stage, and TB status; it also includes the vitals of the patient from the first encounter and the last encounter; and all lab results – viral, hemoglobin, and cd4. Any alerts that a physician may need to be aware of are displayed in the bottom of the page in large bold letters (Figure 4). These information are all based on patient encounters.</text:p>
      <text:p text:style-name="P7"/>
      <text:p text:style-name="P5"><draw:frame draw:style-name="fr5" draw:name="graphics7" text:anchor-type="paragraph" svg:width="6.9252in" svg:height="3.1598in" draw:z-index="6"><draw:image xlink:href="Pictures/20000007000045C400001FD63297FB03.svm" xlink:type="simple" xlink:show="embed" xlink:actuate="onLoad"/></draw:frame>Figure 4: patient summary.</text:p>
      <text:p text:style-name="P7"/>
      <text:p text:style-name="P7"/>
      <text:p text:style-name="P2"><text:soft-page-break/>Alerts:</text:p>
      <text:p text:style-name="P7"><text:tab/>Alerts are generated based on DSS rules on OpenMRS which utilizes information from patient encounters. They can be found in two locations – patient dashboard and patient summary. Figure 3 and 4 shows where the alerts will appear on the patient dashboard and patient summary, they appear in bold red letters.</text:p>
      <text:p text:style-name="P7"/>
      <text:p text:style-name="P9">Administrator</text:p>
      <text:p text:style-name="P7"><text:tab/>Under “Administration” and under the heading “DSS Compiler” there are two links that provides you a way to create new rules onto OpenMRS (Figure 5). Once rules are loaded onto the system, they cannot be deleted. A loading image may appear while the rules are rendering prohibiting you from using the page, it will disappear once it is done.</text:p>
      <text:p text:style-name="P7"/>
      <text:p text:style-name="P5"><draw:frame draw:style-name="fr1" draw:name="graphics8" text:anchor-type="paragraph" svg:width="6.9575in" svg:height="4.1937in" draw:z-index="7"><draw:image xlink:href="Pictures/200000070000473700002A2CED7D4FFC.svm" xlink:type="simple" xlink:show="embed" xlink:actuate="onLoad"/></draw:frame>Figure 5: Administration page</text:p>
      <text:p text:style-name="P7"/>
      <text:p text:style-name="P7"/>
      <text:p text:style-name="P7"/>
      <text:p text:style-name="P7"/>
      <text:p text:style-name="P4"><text:span text:style-name="T3">Upload a DSS Rule</text:span><text:span text:style-name="T4">:</text:span></text:p>
      <text:p text:style-name="P7"><text:tab/>You can upload an existing .DSS file onto OpenMRS. Simply click Browse and locate the file you want to upload, select it, and click “upload”. If there are any errors, it will be reported back and the file would not have been saved. Otherwise, the rule will be executing.</text:p>
      <text:p text:style-name="P5"><draw:frame draw:style-name="fr2" draw:name="graphics9" text:anchor-type="paragraph" svg:width="6.9252in" svg:height="3.1445in" draw:z-index="8"><draw:image xlink:href="Pictures/20000007000044BC00001F374C1536BE.svm" xlink:type="simple" xlink:show="embed" xlink:actuate="onLoad"/></draw:frame><text:soft-page-break/>Figure 6:<text:span text:style-name="T1"> </text:span>'Upload DSS Rule' page and selecting a file.</text:p>
      <text:p text:style-name="P8"/>
      <text:p text:style-name="P5"><draw:frame draw:style-name="fr5" draw:name="graphics10" text:anchor-type="paragraph" svg:width="6.9252in" svg:height="1.6583in" draw:z-index="9"><draw:image xlink:href="Pictures/20000007000047370000110F0BD1C722.svm" xlink:type="simple" xlink:show="embed" xlink:actuate="onLoad"/></draw:frame>Figure 6.1: A success message appears if there are no problems with the file. If there are problems, an error message will appear.</text:p>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3">Create/Modify a DSS Rule</text:span><text:span text:style-name="T4">:</text:span></text:p>
      <text:p text:style-name="P23"/>
      <text:p text:style-name="P5"><draw:frame draw:style-name="fr4" draw:name="graphics11" text:anchor-type="paragraph" svg:width="5.0937in" svg:height="4.2402in" draw:z-index="10"><draw:image xlink:href="Pictures/200000070000328B00002A121D9AA909.svm" xlink:type="simple" xlink:show="embed" xlink:actuate="onLoad"/></draw:frame>Figure 7: Create/Modify DSS Rule page</text:p>
      <text:p text:style-name="P5"/>
      <text:list xml:id="list34587577" text:style-name="L1">
        <text:list-item>
          <text:p text:style-name="P24">Load An Existing Rule</text:p>
          <text:p text:style-name="P12">Select an existing rule from the drop-down menu that you would like to modify then click 'Load'. It will populate the textboxes under the “Create/Edit Rule” section. </text:p>
          <text:p text:style-name="P12"/>
          <text:p text:style-name="P15"><draw:frame draw:style-name="fr1" draw:name="graphics12" text:anchor-type="paragraph" svg:width="6.6752in" svg:height="1.7453in" draw:z-index="11"><draw:image xlink:href="Pictures/200000070000466300001267AA1D650D.svm" xlink:type="simple" xlink:show="embed" xlink:actuate="onLoad"/></draw:frame>Figure 7.1: Select an existing rule from the drop down menu.</text:p>
        </text:list-item>
      </text:list>
      <text:p text:style-name="P8"/>
      <text:p text:style-name="P8"><draw:frame draw:style-name="fr2" draw:name="graphics13" text:anchor-type="paragraph" svg:width="6.9252in" svg:height="4.139in" draw:z-index="12"><draw:image xlink:href="Pictures/200000070000466300002A12FAA4DE4B.svm" xlink:type="simple" xlink:show="embed" xlink:actuate="onLoad"/></draw:frame><text:soft-page-break/></text:p>
      <text:list xml:id="list34611490" text:continue-numbering="true" text:style-name="L1">
        <text:list-header>
          <text:p text:style-name="P15">Figure 7.2: After clicking 'Load' , the rule is loaded on the textboxes.</text:p>
        </text:list-header>
      </text:list>
      <text:p text:style-name="P7"/>
      <text:list xml:id="list34592432" text:continue-numbering="true" text:style-name="L1">
        <text:list-header>
          <text:p text:style-name="P12">Edit the file. Once complete, click 'Save'. A confirmation message will appear to ensure that you would like to overwrite an existing rule. Click yes to save the changes.</text:p>
        </text:list-header>
      </text:list>
      <text:p text:style-name="P5"><draw:frame draw:style-name="fr5" draw:name="graphics14" text:anchor-type="paragraph" svg:width="6.9252in" svg:height="4.0626in" draw:z-index="13"><draw:image xlink:href="Pictures/200000070000467E00002A2C5D35BD02.svm" xlink:type="simple" xlink:show="embed" xlink:actuate="onLoad"/></draw:frame>Figure 7.3: Confirmation message when overwriting an existing rule.</text:p>
      <text:p text:style-name="P5"><text:soft-page-break/></text:p>
      <text:list xml:id="list34612876" text:continue-numbering="true" text:style-name="L1">
        <text:list-header>
          <text:p text:style-name="P12">A 'Successfully uploaded file' message will appear if there were no errors in the program. If there are any errors, it will be reported back at the top of the page and it would not have saved the changes. The code will still be available for you to work on it.</text:p>
        </text:list-header>
      </text:list>
      <text:p text:style-name="P7"/>
      <text:p text:style-name="P5"><draw:frame draw:style-name="fr5" draw:name="graphics16" text:anchor-type="paragraph" svg:width="6.9252in" svg:height="3.272in" draw:z-index="15"><draw:image xlink:href="Pictures/200000070000458F000020DF07D980FD.svm" xlink:type="simple" xlink:show="embed" xlink:actuate="onLoad"/></draw:frame>Figure 7.4<text:span text:style-name="T1">:</text:span> Error message appears after clicking 'Save'. The textbox retains the rulename and code which allows you to continue working on the program.</text:p>
      <text:p text:style-name="P7"/>
      <text:p text:style-name="P5"><draw:frame draw:style-name="fr5" draw:name="graphics15" text:anchor-type="paragraph" svg:width="6.9252in" svg:height="2.4307in" draw:z-index="14"><draw:image xlink:href="Pictures/2000000700004663000018B579EE2AC5.svm" xlink:type="simple" xlink:show="embed" xlink:actuate="onLoad"/></draw:frame>Figure 7.5: Success message appears after fixing the error or if there were no errors in the rule created.</text:p>
      <text:p text:style-name="P7"/>
      <text:list xml:id="list34606324" text:continue-numbering="true" text:style-name="L1">
        <text:list-item>
          <text:p text:style-name="P24">Create A Rule</text:p>
          <text:p text:style-name="P12">You can create your own rule, it should not match an existing rule. Enter a rule name for the rule and enter the program under the textbox 'DSS Code' Once finished, click 'Save'.</text:p>
        </text:list-item>
      </text:list>
      <text:p text:style-name="P5"><draw:frame draw:style-name="fr2" draw:name="graphics17" text:anchor-type="paragraph" svg:width="6.9252in" svg:height="3.139in" draw:z-index="16"><draw:image xlink:href="Pictures/20000007000045C400001FA1A7AA33AE.svm" xlink:type="simple" xlink:show="embed" xlink:actuate="onLoad"/></draw:frame><text:soft-page-break/>Figure 7.8: <text:span text:style-name="T1"><text:s/></text:span>Creating a new rule called 'help'<text:span text:style-name="T1">.</text:span></text:p>
      <text:p text:style-name="P8"/>
      <text:p text:style-name="P8"/>
      <text:list xml:id="list34611662" text:continue-numbering="true" text:style-name="L1">
        <text:list-header>
          <text:p text:style-name="P12">A 'Successfully uploaded file' message will appear if there were no errors in the program and the rule name will become available in the drop down menu. If there are any errors, it will be reported back at the top of the page and it would not have saved the changes. The code will still be available for you to work on it.</text:p>
        </text:list-header>
      </text:list>
      <text:p text:style-name="P7"/>
      <text:p text:style-name="P7"><draw:frame draw:style-name="fr5" draw:name="graphics18" text:anchor-type="paragraph" svg:width="6.9252in" svg:height="2.3457in" draw:z-index="17"><draw:image xlink:href="Pictures/200000070000471C00001816A968C74E.svm" xlink:type="simple" xlink:show="embed" xlink:actuate="onLoad"/></draw:frame></text:p>
      <text:p text:style-name="P5">Figure 7.9: The rule was saved succesfully, and it now appears in the drop down menu available to be modified.</text:p>
      <text:p text:style-name="P5"/>
      <text:list xml:id="list34598471" text:continue-numbering="true" text:style-name="L1">
        <text:list-item>
          <text:p text:style-name="P24">Save An Existing Rule</text:p>
          <text:p text:style-name="P12">An existing rule can be saved on to your local file system. Choose the rule that you would like to save from the drop-down menu. Click 'Save Rule' and a download attachment window should appear. You can choose to either open the file or save the file. The file will be saved to your designated Downloads folder.</text:p>
        </text:list-item>
      </text:list>
      <text:p text:style-name="P7"/>
      <text:p text:style-name="P5"><draw:frame draw:style-name="fr2" draw:name="graphics19" text:anchor-type="paragraph" svg:width="6.9252in" svg:height="4.1008in" draw:z-index="18"><draw:image xlink:href="Pictures/200000070000473700002A2CCB45416C.svm" xlink:type="simple" xlink:show="embed" xlink:actuate="onLoad"/></draw:frame><text:soft-page-break/>Figure 7.10: Choose a rule to be saved locally.</text:p>
      <text:p text:style-name="P5"/>
      <text:p text:style-name="P5"><draw:frame draw:style-name="fr5" draw:name="graphics20" text:anchor-type="paragraph" svg:width="6.9252in" svg:height="4.1492in" draw:z-index="19"><draw:image xlink:href="Pictures/200000070000466300002A2C4FA19A0A.svm" xlink:type="simple" xlink:show="embed" xlink:actuate="onLoad"/></draw:frame>Figure 7.11: Select a file to be saved locally and click 'Save Rule.' A pop up will appear and you can choose to save the file or just open without saving.</text:p>
      <text:p text:style-name="P5"/>
      <text:p text:style-name="P8"/>
      <text:p text:style-name="P2"><text:soft-page-break/>Writing DSS Rules:</text:p>
      <text:p text:style-name="P7"><text:tab/>There are built-in functions that you can utilize when writing a DSS program. Be aware that function names are case sensitive.</text:p>
      <text:p text:style-name="P7"/>
      <text:list xml:id="list34598000" text:style-name="L2">
        <text:list-item>
          <text:p text:style-name="P16">Type Check:</text:p>
        </text:list-item>
      </text:list>
      <text:list xml:id="list34586098" text:style-name="L3">
        <text:list-item>
          <text:p text:style-name="P17">isString(var)</text:p>
        </text:list-item>
        <text:list-item>
          <text:p text:style-name="P17">isInt(var)</text:p>
        </text:list-item>
        <text:list-item>
          <text:p text:style-name="P17">isFloat(var)</text:p>
        </text:list-item>
        <text:list-item>
          <text:p text:style-name="P17">isBoolean(var)</text:p>
        </text:list-item>
        <text:list-item>
          <text:p text:style-name="P17">isDate(var)</text:p>
        </text:list-item>
        <text:list-item>
          <text:p text:style-name="P17">isObject(var)</text:p>
        </text:list-item>
        <text:list-item>
          <text:p text:style-name="P17">isList(var)</text:p>
          <text:p text:style-name="P17"/>
        </text:list-item>
      </text:list>
      <text:list xml:id="list34602795" text:continue-list="list34598000" text:style-name="L2">
        <text:list-item>
          <text:p text:style-name="P16">Time Oriented</text:p>
        </text:list-item>
      </text:list>
      <text:list xml:id="list34583101" text:style-name="L4">
        <text:list-item>
          <text:p text:style-name="P18">currenttime() <text:s/></text:p>
          <text:list>
            <text:list-item>
              <text:p text:style-name="P18">Returns current time; e.g., Tue Nov 06 10:33:56 PST 2012 </text:p>
            </text:list-item>
          </text:list>
        </text:list-item>
        <text:list-item>
          <text:p text:style-name="P18">recentTimeItem(list)</text:p>
          <text:list>
            <text:list-item>
              <text:p text:style-name="P18"><text:s/>Returns the item in the list with the most recent time</text:p>
            </text:list-item>
          </text:list>
        </text:list-item>
        <text:list-item>
          <text:p text:style-name="P18">oldestTimeItem(list)</text:p>
          <text:list>
            <text:list-item>
              <text:p text:style-name="P18">Return the item with the oldest time</text:p>
            </text:list-item>
          </text:list>
        </text:list-item>
        <text:list-item>
          <text:p text:style-name="P18">before(time1, time2)</text:p>
          <text:list>
            <text:list-item>
              <text:p text:style-name="P18">Returns <text:span text:style-name="T6">true</text:span><text:span text:style-name="T1"> if time1 is before time2</text:span></text:p>
            </text:list-item>
          </text:list>
        </text:list-item>
        <text:list-item>
          <text:p text:style-name="P18">time(v)</text:p>
          <text:list>
            <text:list-item>
              <text:p text:style-name="P18">Returns the time associated with v</text:p>
            </text:list-item>
          </text:list>
        </text:list-item>
        <text:list-item>
          <text:p text:style-name="P18">addDays(time, numberOfDays)</text:p>
          <text:list>
            <text:list-item>
              <text:p text:style-name="P18">Return the new time resulting from adding numberOfDays to time</text:p>
            </text:list-item>
          </text:list>
        </text:list-item>
        <text:list-item>
          <text:p text:style-name="P18">addMonths(time, numberOfMonths)</text:p>
          <text:list>
            <text:list-item>
              <text:p text:style-name="P18">Returns the new time resulting from addming numberOfMonths to time.</text:p>
            </text:list-item>
          </text:list>
          <text:p text:style-name="P18"/>
        </text:list-item>
      </text:list>
      <text:list xml:id="list34595924" text:continue-list="list34602795" text:style-name="L2">
        <text:list-item>
          <text:p text:style-name="P16">List Functions</text:p>
        </text:list-item>
      </text:list>
      <text:list xml:id="list34600919" text:style-name="L5">
        <text:list-item>
          <text:p text:style-name="P19">merge(list1, list2)</text:p>
          <text:list>
            <text:list-item>
              <text:p text:style-name="P19">list1 or list2 could be a single item.</text:p>
            </text:list-item>
            <text:list-item>
              <text:p text:style-name="P19">Returns a new list sorted in chronological order.</text:p>
            </text:list-item>
          </text:list>
        </text:list-item>
        <text:list-item>
          <text:p text:style-name="P19">sortTime(list)</text:p>
          <text:list>
            <text:list-item>
              <text:p text:style-name="P19">Returns a list sorted based on <text:span text:style-name="T5">time</text:span> of items (from oldest to newest)</text:p>
            </text:list-item>
          </text:list>
        </text:list-item>
        <text:list-item>
          <text:p text:style-name="P19">sortData(list)</text:p>
          <text:list>
            <text:list-item>
              <text:p text:style-name="P19">Returns a list sorted based on <text:span text:style-name="T5">values</text:span> of items </text:p>
            </text:list-item>
          </text:list>
        </text:list-item>
        <text:list-item>
          <text:p text:style-name="P19">last(list)</text:p>
          <text:list>
            <text:list-item>
              <text:p text:style-name="P19">Returns the last item in the list</text:p>
            </text:list-item>
          </text:list>
        </text:list-item>
        <text:list-item>
          <text:p text:style-name="P19">first(list)</text:p>
          <text:list>
            <text:list-item>
              <text:p text:style-name="P19">Returns the first in the list</text:p>
            </text:list-item>
          </text:list>
        </text:list-item>
      </text:list>
      <text:list xml:id="list34586199" text:continue-list="list34595924" text:style-name="L2">
        <text:list-item>
          <text:p text:style-name="P16">Reading from Database (using patient id) </text:p>
          <text:p text:style-name="P16">(A specific patient is not needed to be entered, it can be left as “patientId” and the program will determine the patient id based on the patient profile that is <text:s/>pulled up.)</text:p>
        </text:list-item>
      </text:list>
      <text:list xml:id="list34597074" text:style-name="L6">
        <text:list-item>
          <text:p text:style-name="P20">read(patientId, conceptName)</text:p>
          <text:list>
            <text:list-item>
              <text:p text:style-name="P20">Returns a list of observation from database. </text:p>
            </text:list-item>
            <text:list-item>
              <text:p text:style-name="P20">conceptName should match what is given in Concept Dictionary.</text:p>
            </text:list-item>
          </text:list>
        </text:list-item>
        <text:list-item>
          <text:p text:style-name="P20">readInitialEncounter(patientId, conceptName)</text:p>
          <text:list>
            <text:list-item>
              <text:p text:style-name="P20">Returns a list of observations from database only from the initial encounter.</text:p>
            </text:list-item>
          </text:list>
        </text:list-item>
        <text:list-item>
          <text:p text:style-name="P20"><text:soft-page-break/>readLatestEncounter(patientId, conceptName)</text:p>
          <text:list>
            <text:list-item>
              <text:p text:style-name="P20">Returns a list of observations from databse, only from the latest encounter.</text:p>
            </text:list-item>
          </text:list>
        </text:list-item>
      </text:list>
      <text:list xml:id="list34595281" text:continue-list="list34586199" text:style-name="L2">
        <text:list-item>
          <text:p text:style-name="P16">Miscellaneous</text:p>
        </text:list-item>
      </text:list>
      <text:list xml:id="list34575618" text:style-name="L7">
        <text:list-item>
          <text:p text:style-name="P21">alert(target, message)</text:p>
          <text:list>
            <text:list-item>
              <text:p text:style-name="P21">target can either be “summary” or “dashboard” which sends the messsage to patient summary or patient dashboard, respectively.</text:p>
            </text:list-item>
          </text:list>
        </text:list-item>
        <text:list-item>
          <text:p text:style-name="P21">within(v, a, b)</text:p>
          <text:list>
            <text:list-item>
              <text:p text:style-name="P21">Returns true if v is between a and b inclusive; else false.</text:p>
            </text:list-item>
          </text:list>
        </text:list-item>
        <text:list-item>
          <text:p text:style-name="P21">length(v)</text:p>
          <text:list>
            <text:list-item>
              <text:p text:style-name="P21">Returns the length of a list or a str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10T22:51:10.18</meta:creation-date>
    <dc:date>2013-05-11T14:45:08.36</dc:date>
    <meta:editing-duration>PT05H16M00S</meta:editing-duration>
    <meta:editing-cycles>78</meta:editing-cycles>
    <meta:generator>OpenOffice.org/3.2$Win32 OpenOffice.org_project/320m18$Build-9502</meta:generator>
    <meta:document-statistic meta:table-count="0" meta:image-count="20" meta:object-count="0" meta:page-count="13" meta:paragraph-count="101" meta:word-count="1295" meta:character-count="7416"/>
  </office:meta>
</office:document-meta>
</file>